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38F82767728D4E9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913cm, 4.846cm, 12.281cm, 7.263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18cm" svg:height="23.029cm" svg:x="0.991cm" svg:y="2.891cm">
          <draw:image xlink:href="Pictures/10000000000005E8000007E038F82767728D4E9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2-27T13:28:02.554160203</dc:date>
    <meta:editing-duration>PT3M33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